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2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Vectorial" table:style-name="ta1">
        <table:shapes>
          <draw:frame draw:z-index="0" draw:style-name="gr1" svg:width="13.2602in" svg:height="4.4205in" svg:x="2.6433in" svg:y="4.9598in">
            <draw:object draw:notify-on-update-of-ranges="Vectorial.C14:Vectorial.H14 Vectorial.B15:Vectorial.B15 Vectorial.C15:Vectorial.H15 Vectorial.B16:Vectorial.B16 Vectorial.C16:Vectorial.H16 Vectorial.B17:Vectorial.B17 Vectorial.C17:Vectorial.H17 Vectorial.B18:Vectorial.B18 Vectorial.C18:Vectorial.H18 Vectorial.B19:Vectorial.B19 Vectorial.C19:Vectorial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8" office:value-type="string">
            <text:p>matrixAdd8</text:p>
          </table:table-cell>
          <table:table-cell table:style-name="ce9"/>
          <table:table-cell table:style-name="ce8" office:value-type="string">
            <text:p>matrixAdd16</text:p>
          </table:table-cell>
          <table:table-cell table:style-name="ce9"/>
          <table:table-cell table:style-name="ce8" office:value-type="string">
            <text:p>matrixAdd32</text:p>
          </table:table-cell>
          <table:table-cell table:style-name="ce9"/>
          <table:table-cell table:style-name="ce8" office:value-type="string">
            <text:p>parMatrixMul8</text:p>
          </table:table-cell>
          <table:table-cell table:style-name="ce9"/>
          <table:table-cell table:style-name="ce8" office:value-type="string">
            <text:p>parMatrixMul16</text:p>
          </table:table-cell>
          <table:table-cell table:style-name="ce9"/>
          <table:table-cell table:style-name="ce8" office:value-type="string">
            <text:p>parMatrixMul32</text:p>
          </table:table-cell>
          <table:table-cell table:style-name="ce9"/>
          <table:table-cell table:style-name="ce8" office:value-type="string">
            <text:p>stencil</text:p>
          </table:table-cell>
          <table:table-cell table:style-name="ce9"/>
        </table:table-row>
        <table:table-row table:style-name="ro1">
          <table:table-cell table:style-name="ce6" office:value-type="string">
            <text:p>CPU</text:p>
          </table:table-cell>
          <table:table-cell table:style-name="ce6" office:value-type="string">
            <text:p>Features</text:p>
          </table:table-cell>
          <table:table-cell table:style-name="ce6" office:value-type="string">
            <text:p>#Cycles</text:p>
          </table:table-cell>
          <table:table-cell table:style-name="ce6" office:value-type="string">
            <text:p>Speedup</text:p>
          </table:table-cell>
          <table:table-cell table:style-name="ce6" office:value-type="string">
            <text:p>#Cycles</text:p>
          </table:table-cell>
          <table:table-cell table:style-name="ce6" office:value-type="string">
            <text:p>Speedup</text:p>
          </table:table-cell>
          <table:table-cell table:style-name="ce6" office:value-type="string">
            <text:p>#Cycles</text:p>
          </table:table-cell>
          <table:table-cell table:style-name="ce6" office:value-type="string">
            <text:p>Speedup</text:p>
          </table:table-cell>
          <table:table-cell table:style-name="ce6" office:value-type="string">
            <text:p>#Cycles</text:p>
          </table:table-cell>
          <table:table-cell table:style-name="ce6" office:value-type="string">
            <text:p>Speedup</text:p>
          </table:table-cell>
          <table:table-cell table:style-name="ce6" office:value-type="string">
            <text:p>#Cycles</text:p>
          </table:table-cell>
          <table:table-cell table:style-name="ce6" office:value-type="string">
            <text:p>Speedup</text:p>
          </table:table-cell>
          <table:table-cell table:style-name="ce6" office:value-type="string">
            <text:p>#Cycles</text:p>
          </table:table-cell>
          <table:table-cell table:style-name="ce6" office:value-type="string">
            <text:p>Speedup</text:p>
          </table:table-cell>
          <table:table-cell table:style-name="ce6" office:value-type="string">
            <text:p>#Cycles</text:p>
          </table:table-cell>
          <table:table-cell table:style-name="ce6" office:value-type="string">
            <text:p>Speedup</text:p>
          </table:table-cell>
        </table:table-row>
        <table:table-row table:style-name="ro2">
          <table:table-cell table:style-name="ce7" office:value-type="string">
            <text:p>OR10N</text:p>
          </table:table-cell>
          <table:table-cell table:style-name="ce7" office:value-type="string">
            <text:p>pulp3, vectorial &amp; unalign</text:p>
          </table:table-cell>
          <table:table-cell table:style-name="ce7" office:value-type="float" office:value="1602">
            <text:p>1602</text:p>
          </table:table-cell>
          <table:table-cell table:style-name="ce10" table:formula="of:=[.C$8]/[.C4]" office:value-type="float" office:value="3.99687890137328">
            <text:p>4.00</text:p>
          </table:table-cell>
          <table:table-cell table:style-name="ce7" office:value-type="float" office:value="3013">
            <text:p>3013</text:p>
          </table:table-cell>
          <table:table-cell table:style-name="ce10" table:formula="of:=[.E$8]/[.E4]" office:value-type="float" office:value="5.86757384666445">
            <text:p>5.87</text:p>
          </table:table-cell>
          <table:table-cell table:style-name="ce7" office:value-type="float" office:value="6500">
            <text:p>6500</text:p>
          </table:table-cell>
          <table:table-cell table:style-name="ce10" table:formula="of:=[.G$8]/[.G4]" office:value-type="float" office:value="2.71984615384615">
            <text:p>2.72</text:p>
          </table:table-cell>
          <table:table-cell table:style-name="ce7" office:value-type="float" office:value="11191">
            <text:p>11191</text:p>
          </table:table-cell>
          <table:table-cell table:style-name="ce10" table:formula="of:=[.I$8]/[.I4]" office:value-type="float" office:value="12.1522652131177">
            <text:p>12.15</text:p>
          </table:table-cell>
          <table:table-cell table:style-name="ce7" office:value-type="float" office:value="16508">
            <text:p>16508</text:p>
          </table:table-cell>
          <table:table-cell table:style-name="ce10" table:formula="of:=[.K$8]/[.K4]" office:value-type="float" office:value="8.20711170341653">
            <text:p>8.21</text:p>
          </table:table-cell>
          <table:table-cell table:style-name="ce7" office:value-type="float" office:value="45745">
            <text:p>45745</text:p>
          </table:table-cell>
          <table:table-cell table:style-name="ce10" table:formula="of:=[.M$8]/[.M4]" office:value-type="float" office:value="2.24345830145371">
            <text:p>2.24</text:p>
          </table:table-cell>
          <table:table-cell table:style-name="ce7" office:value-type="float" office:value="4656">
            <text:p>4656</text:p>
          </table:table-cell>
          <table:table-cell table:style-name="ce10" table:formula="of:=[.O$8]/[.O4]" office:value-type="float" office:value="6.93642611683849">
            <text:p>6.94</text:p>
          </table:table-cell>
        </table:table-row>
        <table:table-row table:style-name="ro1">
          <table:table-cell table:style-name="ce7" office:value-type="string">
            <text:p>OR10N</text:p>
          </table:table-cell>
          <table:table-cell table:style-name="ce7" office:value-type="string">
            <text:p>pulp3</text:p>
          </table:table-cell>
          <table:table-cell table:style-name="ce7" office:value-type="float" office:value="5605">
            <text:p>5605</text:p>
          </table:table-cell>
          <table:table-cell table:style-name="ce10" table:formula="of:=[.C$8]/[.C5]" office:value-type="float" office:value="1.14237288135593">
            <text:p>1.14</text:p>
          </table:table-cell>
          <table:table-cell table:style-name="ce7" office:value-type="float" office:value="6500">
            <text:p>6500</text:p>
          </table:table-cell>
          <table:table-cell table:style-name="ce10" table:formula="of:=[.E$8]/[.E5]" office:value-type="float" office:value="2.71984615384615">
            <text:p>2.72</text:p>
          </table:table-cell>
          <table:table-cell table:style-name="ce7" office:value-type="float" office:value="6500">
            <text:p>6500</text:p>
          </table:table-cell>
          <table:table-cell table:style-name="ce10" table:formula="of:=[.G$8]/[.G5]" office:value-type="float" office:value="2.71984615384615">
            <text:p>2.72</text:p>
          </table:table-cell>
          <table:table-cell table:style-name="ce7" office:value-type="float" office:value="37725">
            <text:p>37725</text:p>
          </table:table-cell>
          <table:table-cell table:style-name="ce10" table:formula="of:=[.I$8]/[.I5]" office:value-type="float" office:value="3.60493041749503">
            <text:p>3.60</text:p>
          </table:table-cell>
          <table:table-cell table:style-name="ce7" office:value-type="float" office:value="45714">
            <text:p>45714</text:p>
          </table:table-cell>
          <table:table-cell table:style-name="ce10" table:formula="of:=[.K$8]/[.K5]" office:value-type="float" office:value="2.96370914818218">
            <text:p>2.96</text:p>
          </table:table-cell>
          <table:table-cell table:style-name="ce7" office:value-type="float" office:value="45368">
            <text:p>45368</text:p>
          </table:table-cell>
          <table:table-cell table:style-name="ce10" table:formula="of:=[.M$8]/[.M5]" office:value-type="float" office:value="2.26210104038089">
            <text:p>2.26</text:p>
          </table:table-cell>
          <table:table-cell table:style-name="ce7" office:value-type="float" office:value="17205">
            <text:p>17205</text:p>
          </table:table-cell>
          <table:table-cell table:style-name="ce10" table:formula="of:=[.O$8]/[.O5]" office:value-type="float" office:value="1.87712874164487">
            <text:p>1.88</text:p>
          </table:table-cell>
        </table:table-row>
        <table:table-row table:style-name="ro1">
          <table:table-cell table:style-name="ce7" office:value-type="string">
            <text:p>OR10N</text:p>
          </table:table-cell>
          <table:table-cell table:style-name="ce7" office:value-type="string">
            <text:p>pulp2</text:p>
          </table:table-cell>
          <table:table-cell table:style-name="ce7" office:value-type="float" office:value="11650">
            <text:p>11650</text:p>
          </table:table-cell>
          <table:table-cell table:style-name="ce10" table:formula="of:=[.C$8]/[.C6]" office:value-type="float" office:value="0.549613733905579">
            <text:p>0.55</text:p>
          </table:table-cell>
          <table:table-cell table:style-name="ce7" office:value-type="float" office:value="12656">
            <text:p>12656</text:p>
          </table:table-cell>
          <table:table-cell table:style-name="ce10" table:formula="of:=[.E$8]/[.E6]" office:value-type="float" office:value="1.39688685208597">
            <text:p>1.40</text:p>
          </table:table-cell>
          <table:table-cell table:style-name="ce7" office:value-type="float" office:value="11650">
            <text:p>11650</text:p>
          </table:table-cell>
          <table:table-cell table:style-name="ce10" table:formula="of:=[.G$8]/[.G6]" office:value-type="float" office:value="1.51751072961373">
            <text:p>1.52</text:p>
          </table:table-cell>
          <table:table-cell table:style-name="ce7" office:value-type="float" office:value="87466">
            <text:p>87466</text:p>
          </table:table-cell>
          <table:table-cell table:style-name="ce10" table:formula="of:=[.I$8]/[.I6]" office:value-type="float" office:value="1.55484416801957">
            <text:p>1.55</text:p>
          </table:table-cell>
          <table:table-cell table:style-name="ce7" office:value-type="float" office:value="87595">
            <text:p>87595</text:p>
          </table:table-cell>
          <table:table-cell table:style-name="ce10" table:formula="of:=[.K$8]/[.K6]" office:value-type="float" office:value="1.54669787088304">
            <text:p>1.55</text:p>
          </table:table-cell>
          <table:table-cell table:style-name="ce7" office:value-type="float" office:value="87089">
            <text:p>87089</text:p>
          </table:table-cell>
          <table:table-cell table:style-name="ce10" table:formula="of:=[.M$8]/[.M6]" office:value-type="float" office:value="1.17841518446647">
            <text:p>1.18</text:p>
          </table:table-cell>
          <table:table-cell table:style-name="ce7" office:value-type="float" office:value="27252">
            <text:p>27252</text:p>
          </table:table-cell>
          <table:table-cell table:style-name="ce10" table:formula="of:=[.O$8]/[.O6]" office:value-type="float" office:value="1.18508733303978">
            <text:p>1.19</text:p>
          </table:table-cell>
        </table:table-row>
        <table:table-row table:style-name="ro2">
          <table:table-cell table:style-name="ce7" office:value-type="string">
            <text:p>OR10N</text:p>
          </table:table-cell>
          <table:table-cell table:style-name="ce7" office:value-type="string">
            <text:p>gcc (old sw)</text:p>
          </table:table-cell>
          <table:table-cell table:style-name="ce7" office:value-type="float" office:value="6403">
            <text:p>6403</text:p>
          </table:table-cell>
          <table:table-cell table:style-name="ce10" table:formula="of:=[.C8]/[.C7]" office:value-type="float" office:value="1">
            <text:p>1.00</text:p>
          </table:table-cell>
          <table:table-cell table:style-name="ce7" office:value-type="float" office:value="17712">
            <text:p>17712</text:p>
          </table:table-cell>
          <table:table-cell table:style-name="ce10" table:formula="of:=[.E8]/[.E7]" office:value-type="float" office:value="0.998136856368564">
            <text:p>1.00</text:p>
          </table:table-cell>
          <table:table-cell table:style-name="ce7" office:value-type="float" office:value="17697">
            <text:p>17697</text:p>
          </table:table-cell>
          <table:table-cell table:style-name="ce10" table:formula="of:=[.G8]/[.G7]" office:value-type="float" office:value="0.998982878453975">
            <text:p>1.00</text:p>
          </table:table-cell>
          <table:table-cell table:style-name="ce7" office:value-type="float" office:value="127867">
            <text:p>127867</text:p>
          </table:table-cell>
          <table:table-cell table:style-name="ce10" table:formula="of:=[.I8]/[.I7]" office:value-type="float" office:value="1.06357386972401">
            <text:p>1.06</text:p>
          </table:table-cell>
          <table:table-cell table:style-name="ce7" office:value-type="float" office:value="127743">
            <text:p>127743</text:p>
          </table:table-cell>
          <table:table-cell table:style-name="ce10" table:formula="of:=[.K8]/[.K7]" office:value-type="float" office:value="1.06059040417087">
            <text:p>1.06</text:p>
          </table:table-cell>
          <table:table-cell table:style-name="ce7" office:value-type="float" office:value="103189">
            <text:p>103189</text:p>
          </table:table-cell>
          <table:table-cell table:style-name="ce10" table:formula="of:=[.M8]/[.M7]" office:value-type="float" office:value="0.994553683047612">
            <text:p>0.99</text:p>
          </table:table-cell>
          <table:table-cell table:style-name="ce7" office:value-type="float" office:value="33001">
            <text:p>33001</text:p>
          </table:table-cell>
          <table:table-cell table:style-name="ce10" table:formula="of:=[.O8]/[.O7]" office:value-type="float" office:value="0.978637010999667">
            <text:p>0.98</text:p>
          </table:table-cell>
        </table:table-row>
        <table:table-row table:style-name="ro2">
          <table:table-cell table:style-name="ce7" office:value-type="string">
            <text:p>OR1200</text:p>
          </table:table-cell>
          <table:table-cell table:style-name="ce7" office:value-type="string">
            <text:p>gcc (old sw)</text:p>
          </table:table-cell>
          <table:table-cell table:style-name="ce7" office:value-type="float" office:value="6403">
            <text:p>6403</text:p>
          </table:table-cell>
          <table:table-cell table:style-name="ce10" office:value-type="float" office:value="1">
            <text:p>1.00</text:p>
          </table:table-cell>
          <table:table-cell table:style-name="ce7" office:value-type="float" office:value="17679">
            <text:p>17679</text:p>
          </table:table-cell>
          <table:table-cell table:style-name="ce10" office:value-type="float" office:value="1">
            <text:p>1.00</text:p>
          </table:table-cell>
          <table:table-cell table:style-name="ce7" office:value-type="float" office:value="17679">
            <text:p>17679</text:p>
          </table:table-cell>
          <table:table-cell table:style-name="ce10" office:value-type="float" office:value="1">
            <text:p>1.00</text:p>
          </table:table-cell>
          <table:table-cell table:style-name="ce7" office:value-type="float" office:value="135996">
            <text:p>135996</text:p>
          </table:table-cell>
          <table:table-cell table:style-name="ce10" office:value-type="float" office:value="1">
            <text:p>1.00</text:p>
          </table:table-cell>
          <table:table-cell table:style-name="ce7" office:value-type="float" office:value="135483">
            <text:p>135483</text:p>
          </table:table-cell>
          <table:table-cell table:style-name="ce10" office:value-type="float" office:value="1">
            <text:p>1.00</text:p>
          </table:table-cell>
          <table:table-cell table:style-name="ce7" office:value-type="float" office:value="102627">
            <text:p>102627</text:p>
          </table:table-cell>
          <table:table-cell table:style-name="ce10" office:value-type="float" office:value="1">
            <text:p>1.00</text:p>
          </table:table-cell>
          <table:table-cell table:style-name="ce7" office:value-type="float" office:value="32296">
            <text:p>32296</text:p>
          </table:table-cell>
          <table:table-cell table:style-name="ce10" office:value-type="float" office:value="1">
            <text:p>1.00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3"/>
          <table:table-cell table:style-name="ce9"/>
          <table:table-cell table:number-columns-repeated="2"/>
        </table:table-row>
        <table:table-row table:style-name="ro1">
          <table:table-cell table:style-name="ce6" office:value-type="string">
            <text:p>CPU</text:p>
          </table:table-cell>
          <table:table-cell table:style-name="ce6" office:value-type="string">
            <text:p>Features</text:p>
          </table:table-cell>
          <table:table-cell table:style-name="ce8" office:value-type="string">
            <text:p>matrixAdd8</text:p>
          </table:table-cell>
          <table:table-cell table:style-name="ce8" office:value-type="string">
            <text:p>matrixAdd16</text:p>
          </table:table-cell>
          <table:table-cell table:style-name="ce8" office:value-type="string">
            <text:p>matrixAdd32</text:p>
          </table:table-cell>
          <table:table-cell table:style-name="ce8" office:value-type="string">
            <text:p>parMatrixMul8</text:p>
          </table:table-cell>
          <table:table-cell table:style-name="ce8" office:value-type="string">
            <text:p>parMatrixMul16</text:p>
          </table:table-cell>
          <table:table-cell table:style-name="ce8" office:value-type="string">
            <text:p>parMatrixMul32</text:p>
          </table:table-cell>
          <table:table-cell table:number-columns-repeated="5"/>
          <table:table-cell table:style-name="ce6"/>
          <table:table-cell table:number-columns-repeated="2"/>
        </table:table-row>
        <table:table-row table:style-name="ro1">
          <table:table-cell table:style-name="ce7" office:value-type="string">
            <text:p>OR10N</text:p>
          </table:table-cell>
          <table:table-cell table:style-name="ce7" office:value-type="string">
            <text:p>OR10N: LLVM; HWLP, LDST, Vectorial + Unalign</text:p>
          </table:table-cell>
          <table:table-cell table:style-name="ce7" table:formula="of:=[.D4]" office:value-type="float" office:value="3.99687890137328">
            <text:p>3.9968789014</text:p>
          </table:table-cell>
          <table:table-cell table:style-name="ce7" table:formula="of:=[.F4]" office:value-type="float" office:value="5.86757384666445">
            <text:p>5.8675738467</text:p>
          </table:table-cell>
          <table:table-cell table:style-name="ce7" table:formula="of:=[.H4]" office:value-type="float" office:value="2.71984615384615">
            <text:p>2.7198461538</text:p>
          </table:table-cell>
          <table:table-cell table:style-name="ce7" table:formula="of:=[.J4]" office:value-type="float" office:value="12.1522652131177">
            <text:p>12.1522652131</text:p>
          </table:table-cell>
          <table:table-cell table:style-name="ce7" table:formula="of:=[.L4]" office:value-type="float" office:value="8.20711170341653">
            <text:p>8.2071117034</text:p>
          </table:table-cell>
          <table:table-cell table:style-name="ce7" table:formula="of:=[.N4]" office:value-type="float" office:value="2.24345830145371">
            <text:p>2.2434583015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 table:style-name="ce7" office:value-type="string">
            <text:p>OR10N</text:p>
          </table:table-cell>
          <table:table-cell table:style-name="ce7" office:value-type="string">
            <text:p>OR10N: LLVM; HWLP, LDST</text:p>
          </table:table-cell>
          <table:table-cell table:style-name="ce7" table:formula="of:=[.D5]" office:value-type="float" office:value="1.14237288135593">
            <text:p>1.1423728814</text:p>
          </table:table-cell>
          <table:table-cell table:style-name="ce7" table:formula="of:=[.F5]" office:value-type="float" office:value="2.71984615384615">
            <text:p>2.7198461538</text:p>
          </table:table-cell>
          <table:table-cell table:style-name="ce7" table:formula="of:=[.H5]" office:value-type="float" office:value="2.71984615384615">
            <text:p>2.7198461538</text:p>
          </table:table-cell>
          <table:table-cell table:style-name="ce7" table:formula="of:=[.J5]" office:value-type="float" office:value="3.60493041749503">
            <text:p>3.6049304175</text:p>
          </table:table-cell>
          <table:table-cell table:style-name="ce7" table:formula="of:=[.L5]" office:value-type="float" office:value="2.96370914818218">
            <text:p>2.9637091482</text:p>
          </table:table-cell>
          <table:table-cell table:style-name="ce7" table:formula="of:=[.N5]" office:value-type="float" office:value="2.26210104038089">
            <text:p>2.2621010404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 table:style-name="ce7" office:value-type="string">
            <text:p>OR10N</text:p>
          </table:table-cell>
          <table:table-cell table:style-name="ce7" office:value-type="string">
            <text:p>OR10N: LLVM</text:p>
          </table:table-cell>
          <table:table-cell table:style-name="ce7" table:formula="of:=[.D6]" office:value-type="float" office:value="0.549613733905579">
            <text:p>0.5496137339</text:p>
          </table:table-cell>
          <table:table-cell table:style-name="ce7" table:formula="of:=[.F6]" office:value-type="float" office:value="1.39688685208597">
            <text:p>1.3968868521</text:p>
          </table:table-cell>
          <table:table-cell table:style-name="ce7" table:formula="of:=[.H6]" office:value-type="float" office:value="1.51751072961373">
            <text:p>1.5175107296</text:p>
          </table:table-cell>
          <table:table-cell table:style-name="ce7" table:formula="of:=[.J6]" office:value-type="float" office:value="1.55484416801957">
            <text:p>1.554844168</text:p>
          </table:table-cell>
          <table:table-cell table:style-name="ce7" table:formula="of:=[.L6]" office:value-type="float" office:value="1.54669787088304">
            <text:p>1.5466978709</text:p>
          </table:table-cell>
          <table:table-cell table:style-name="ce7" table:formula="of:=[.N6]" office:value-type="float" office:value="1.17841518446647">
            <text:p>1.1784151845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 table:style-name="ce7" office:value-type="string">
            <text:p>OR10N</text:p>
          </table:table-cell>
          <table:table-cell table:style-name="ce7" office:value-type="string">
            <text:p>OR10N: GCC</text:p>
          </table:table-cell>
          <table:table-cell table:style-name="ce7" table:formula="of:=[.D7]" office:value-type="float" office:value="1">
            <text:p>1</text:p>
          </table:table-cell>
          <table:table-cell table:style-name="ce7" table:formula="of:=[.F7]" office:value-type="float" office:value="0.998136856368564">
            <text:p>0.9981368564</text:p>
          </table:table-cell>
          <table:table-cell table:style-name="ce7" table:formula="of:=[.H7]" office:value-type="float" office:value="0.998982878453975">
            <text:p>0.9989828785</text:p>
          </table:table-cell>
          <table:table-cell table:style-name="ce7" table:formula="of:=[.J7]" office:value-type="float" office:value="1.06357386972401">
            <text:p>1.0635738697</text:p>
          </table:table-cell>
          <table:table-cell table:style-name="ce7" table:formula="of:=[.L7]" office:value-type="float" office:value="1.06059040417087">
            <text:p>1.0605904042</text:p>
          </table:table-cell>
          <table:table-cell table:style-name="ce7" table:formula="of:=[.N7]" office:value-type="float" office:value="0.994553683047612">
            <text:p>0.994553683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 table:style-name="ce7" office:value-type="string">
            <text:p>OR1200</text:p>
          </table:table-cell>
          <table:table-cell table:style-name="ce7" office:value-type="string">
            <text:p>OR1K: GCC</text:p>
          </table:table-cell>
          <table:table-cell table:style-name="ce7" table:formula="of:=[.D8]" office:value-type="float" office:value="1">
            <text:p>1</text:p>
          </table:table-cell>
          <table:table-cell table:style-name="ce7" table:formula="of:=[.F8]" office:value-type="float" office:value="1">
            <text:p>1</text:p>
          </table:table-cell>
          <table:table-cell table:style-name="ce7" table:formula="of:=[.H8]" office:value-type="float" office:value="1">
            <text:p>1</text:p>
          </table:table-cell>
          <table:table-cell table:style-name="ce7" table:formula="of:=[.J8]" office:value-type="float" office:value="1">
            <text:p>1</text:p>
          </table:table-cell>
          <table:table-cell table:style-name="ce7" table:formula="of:=[.L8]" office:value-type="float" office:value="1">
            <text:p>1</text:p>
          </table:table-cell>
          <table:table-cell table:style-name="ce7" table:formula="of:=[.N8]" office:value-type="float" office:value="1">
            <text:p>1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 table:number-rows-repeated="104855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itManipulation" table:style-name="ta1">
        <table:table-column table:style-name="co5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3" office:value-type="string">
            <text:p>bitDescriptor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</table:table-row>
        <table:table-row table:style-name="ro1">
          <table:table-cell table:style-name="ce1" office:value-type="string">
            <text:p>CPU</text:p>
          </table:table-cell>
          <table:table-cell table:style-name="ce1" office:value-type="string">
            <text:p>Features</text:p>
          </table:table-cell>
          <table:table-cell table:style-name="ce1" office:value-type="string">
            <text:p>#Cycles</text:p>
          </table:table-cell>
          <table:table-cell table:style-name="ce1" office:value-type="string">
            <text:p>Speedup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OR10N</text:p>
          </table:table-cell>
          <table:table-cell table:style-name="ce2" office:value-type="string">
            <text:p>pulp3, fbit</text:p>
          </table:table-cell>
          <table:table-cell table:style-name="ce2" office:value-type="float" office:value="8198">
            <text:p>8198</text:p>
          </table:table-cell>
          <table:table-cell table:style-name="ce5" table:formula="of:=[.C$8]/[.C4]" office:value-type="float" office:value="4.1116125884362">
            <text:p>4.11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2">
          <table:table-cell table:style-name="ce2" office:value-type="string">
            <text:p>OR10N</text:p>
          </table:table-cell>
          <table:table-cell table:style-name="ce2" office:value-type="string">
            <text:p>pulp3, vectorial &amp; unalign</text:p>
          </table:table-cell>
          <table:table-cell table:style-name="ce2" office:value-type="float" office:value="22318">
            <text:p>22318</text:p>
          </table:table-cell>
          <table:table-cell table:style-name="ce5" table:formula="of:=[.C$8]/[.C5]" office:value-type="float" office:value="1.51030558293754">
            <text:p>1.51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1">
          <table:table-cell table:style-name="ce2" office:value-type="string">
            <text:p>OR10N</text:p>
          </table:table-cell>
          <table:table-cell table:style-name="ce2" office:value-type="string">
            <text:p>pulp2</text:p>
          </table:table-cell>
          <table:table-cell table:style-name="ce2" office:value-type="float" office:value="29342">
            <text:p>29342</text:p>
          </table:table-cell>
          <table:table-cell table:style-name="ce5" table:formula="of:=[.C$8]/[.C6]" office:value-type="float" office:value="1.14876286551701">
            <text:p>1.15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2">
          <table:table-cell table:style-name="ce2" office:value-type="string">
            <text:p>OR10N</text:p>
          </table:table-cell>
          <table:table-cell table:style-name="ce2" office:value-type="string">
            <text:p>gcc (old sw)</text:p>
          </table:table-cell>
          <table:table-cell table:style-name="ce2" office:value-type="float" office:value="20398">
            <text:p>20398</text:p>
          </table:table-cell>
          <table:table-cell table:style-name="ce5" table:formula="of:=[.C8]/[.C7]" office:value-type="float" office:value="1.65246592803216">
            <text:p>1.65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2">
          <table:table-cell table:style-name="ce2" office:value-type="string">
            <text:p>OR1200</text:p>
          </table:table-cell>
          <table:table-cell table:style-name="ce2" office:value-type="string">
            <text:p>gcc (old sw)</text:p>
          </table:table-cell>
          <table:table-cell table:style-name="ce2" office:value-type="float" office:value="33707">
            <text:p>33707</text:p>
          </table:table-cell>
          <table:table-cell table:style-name="ce5" office:value-type="float" office:value="1">
            <text:p>1.00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OR1200</text:p>
          </table:table-cell>
          <table:table-cell office:value-type="string">
            <text:p>OR10N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gcc (old sw)</text:p>
          </table:table-cell>
          <table:table-cell office:value-type="string">
            <text:p>gcc (old sw)</text:p>
          </table:table-cell>
          <table:table-cell office:value-type="string">
            <text:p>pulp2</text:p>
          </table:table-cell>
          <table:table-cell office:value-type="string">
            <text:p>pulp3, vectorial &amp; unalign</text:p>
          </table:table-cell>
          <table:table-cell office:value-type="string">
            <text:p>pulp3, fbit</text:p>
          </table:table-cell>
          <table:table-cell table:number-columns-repeated="7"/>
        </table:table-row>
        <table:table-row table:style-name="ro2">
          <table:table-cell office:value-type="string">
            <text:p>bitDescriptor</text:p>
          </table:table-cell>
          <table:table-cell office:value-type="string">
            <text:p>All 0</text:p>
          </table:table-cell>
          <table:table-cell office:value-type="float" office:value="2643">
            <text:p>2643</text:p>
          </table:table-cell>
          <table:table-cell office:value-type="float" office:value="2262">
            <text:p>2262</text:p>
          </table:table-cell>
          <table:table-cell office:value-type="float" office:value="2998">
            <text:p>2998</text:p>
          </table:table-cell>
          <table:table-cell office:value-type="float" office:value="2222">
            <text:p>2222</text:p>
          </table:table-cell>
          <table:table-cell office:value-type="float" office:value="166">
            <text:p>1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ll 1</text:p>
          </table:table-cell>
          <table:table-cell office:value-type="float" office:value="5310">
            <text:p>5310</text:p>
          </table:table-cell>
          <table:table-cell office:value-type="float" office:value="2390">
            <text:p>2390</text:p>
          </table:table-cell>
          <table:table-cell office:value-type="float" office:value="3704">
            <text:p>3704</text:p>
          </table:table-cell>
          <table:table-cell office:value-type="float" office:value="2881">
            <text:p>2881</text:p>
          </table:table-cell>
          <table:table-cell office:value-type="float" office:value="1865">
            <text:p>18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lt 1/0</text:p>
          </table:table-cell>
          <table:table-cell office:value-type="float" office:value="3822">
            <text:p>3822</text:p>
          </table:table-cell>
          <table:table-cell office:value-type="float" office:value="2262">
            <text:p>2262</text:p>
          </table:table-cell>
          <table:table-cell office:value-type="float" office:value="3272">
            <text:p>3272</text:p>
          </table:table-cell>
          <table:table-cell office:value-type="float" office:value="2497">
            <text:p>2497</text:p>
          </table:table-cell>
          <table:table-cell office:value-type="float" office:value="969">
            <text:p>9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lt 0/1</text:p>
          </table:table-cell>
          <table:table-cell office:value-type="float" office:value="3814">
            <text:p>3814</text:p>
          </table:table-cell>
          <table:table-cell office:value-type="float" office:value="2262">
            <text:p>2262</text:p>
          </table:table-cell>
          <table:table-cell office:value-type="float" office:value="3272">
            <text:p>3272</text:p>
          </table:table-cell>
          <table:table-cell office:value-type="float" office:value="2497">
            <text:p>2497</text:p>
          </table:table-cell>
          <table:table-cell office:value-type="float" office:value="969">
            <text:p>9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alf 1, 0</text:p>
          </table:table-cell>
          <table:table-cell office:value-type="float" office:value="3818">
            <text:p>3818</text:p>
          </table:table-cell>
          <table:table-cell office:value-type="float" office:value="2262">
            <text:p>2262</text:p>
          </table:table-cell>
          <table:table-cell office:value-type="float" office:value="3272">
            <text:p>3272</text:p>
          </table:table-cell>
          <table:table-cell office:value-type="float" office:value="2497">
            <text:p>2497</text:p>
          </table:table-cell>
          <table:table-cell office:value-type="float" office:value="969">
            <text:p>9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alf 0, 1</text:p>
          </table:table-cell>
          <table:table-cell office:value-type="float" office:value="3818">
            <text:p>3818</text:p>
          </table:table-cell>
          <table:table-cell office:value-type="float" office:value="2262">
            <text:p>2262</text:p>
          </table:table-cell>
          <table:table-cell office:value-type="float" office:value="3272">
            <text:p>3272</text:p>
          </table:table-cell>
          <table:table-cell office:value-type="float" office:value="2497">
            <text:p>2497</text:p>
          </table:table-cell>
          <table:table-cell office:value-type="float" office:value="969">
            <text:p>9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5% 1, 75% 0</text:p>
          </table:table-cell>
          <table:table-cell office:value-type="float" office:value="3156">
            <text:p>3156</text:p>
          </table:table-cell>
          <table:table-cell office:value-type="float" office:value="2202">
            <text:p>2202</text:p>
          </table:table-cell>
          <table:table-cell office:value-type="float" office:value="3092">
            <text:p>3092</text:p>
          </table:table-cell>
          <table:table-cell office:value-type="float" office:value="2317">
            <text:p>2317</text:p>
          </table:table-cell>
          <table:table-cell office:value-type="float" office:value="549">
            <text:p>5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75% 1, 25% 0</text:p>
          </table:table-cell>
          <table:table-cell office:value-type="float" office:value="4524">
            <text:p>4524</text:p>
          </table:table-cell>
          <table:table-cell office:value-type="float" office:value="2326">
            <text:p>2326</text:p>
          </table:table-cell>
          <table:table-cell office:value-type="float" office:value="3464">
            <text:p>3464</text:p>
          </table:table-cell>
          <table:table-cell office:value-type="float" office:value="2689">
            <text:p>2689</text:p>
          </table:table-cell>
          <table:table-cell office:value-type="float" office:value="1417">
            <text:p>14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2802">
            <text:p>2802</text:p>
          </table:table-cell>
          <table:table-cell office:value-type="float" office:value="2170">
            <text:p>2170</text:p>
          </table:table-cell>
          <table:table-cell office:value-type="float" office:value="2996">
            <text:p>2996</text:p>
          </table:table-cell>
          <table:table-cell office:value-type="float" office:value="2221">
            <text:p>2221</text:p>
          </table:table-cell>
          <table:table-cell office:value-type="float" office:value="325">
            <text:p>32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SUM</text:p>
          </table:table-cell>
          <table:table-cell table:formula="of:=SUM([.C29:.C37])" office:value-type="float" office:value="33707">
            <text:p>33707</text:p>
          </table:table-cell>
          <table:table-cell table:formula="of:=SUM([.D29:.D37])" office:value-type="float" office:value="20398">
            <text:p>20398</text:p>
          </table:table-cell>
          <table:table-cell table:formula="of:=SUM([.E29:.E37])" office:value-type="float" office:value="29342">
            <text:p>29342</text:p>
          </table:table-cell>
          <table:table-cell table:formula="of:=SUM([.F29:.F37])" office:value-type="float" office:value="22318">
            <text:p>22318</text:p>
          </table:table-cell>
          <table:table-cell table:formula="of:=SUM([.G29:.G37])" office:value-type="float" office:value="8198">
            <text:p>8198</text:p>
          </table:table-cell>
          <table:table-cell table:number-columns-repeated="7"/>
        </table:table-row>
        <table:table-row table:style-name="ro1" table:number-rows-repeated="104853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8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5:27:21</meta:creation-date>
    <dc:date>2015-04-24T17:09:46</dc:date>
    <meta:editing-duration>PT1H13M23S</meta:editing-duration>
    <meta:editing-cycles>19</meta:editing-cycles>
    <meta:generator>LibreOffice/3.5$Linux_X86_64 LibreOffice_project/235ab8a-3802056-4a8fed3-2d66ea8-e241b80</meta:generator>
    <meta:document-statistic meta:table-count="3" meta:cell-count="2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682cm" svg:height="11.229cm" xlink:href=".." xlink:type="simple" chart:class="chart:bar" chart:style-name="ch1">
        <chart:legend chart:legend-position="end" svg:x="25.307cm" svg:y="4.319cm" style:legend-expansion="high" chart:style-name="ch2"/>
        <chart:plot-area chart:style-name="ch3" table:cell-range-address="Vectorial.C14:Vectorial.H19 Vectorial.B15:Vectorial.B19" chart:data-source-has-labels="both" svg:x="1.081cm" svg:y="1.027cm" svg:width="23.67cm" svg:height="9.546cm">
          <chartooo:coordinate-region svg:x="1.702cm" svg:y="1.226cm" svg:width="23.049cm" svg:height="8.7cm"/>
          <chart:axis chart:dimension="x" chart:name="primary-x" chart:style-name="ch4" chartooo:axis-type="auto">
            <chartooo:date-scale/>
            <chart:categories table:cell-range-address="Vectorial.C14:Vectorial.H14"/>
          </chart:axis>
          <chart:axis chart:dimension="y" chart:name="primary-y" chart:style-name="ch5">
            <chart:title svg:x="0.436cm" svg:y="6.74cm" chart:style-name="ch6">
              <text:p>Speedup</text:p>
            </chart:title>
            <chart:grid chart:style-name="ch7" chart:class="major"/>
          </chart:axis>
          <chart:series chart:style-name="ch8" chart:values-cell-range-address="Vectorial.C15:Vectorial.H15" chart:label-cell-address="Vectorial.B15:Vectorial.B15" chart:class="chart:bar">
            <chart:data-point chart:repeated="6"/>
          </chart:series>
          <chart:series chart:style-name="ch9" chart:values-cell-range-address="Vectorial.C16:Vectorial.H16" chart:label-cell-address="Vectorial.B16:Vectorial.B16" chart:class="chart:bar">
            <chart:data-point chart:repeated="6"/>
          </chart:series>
          <chart:series chart:style-name="ch10" chart:values-cell-range-address="Vectorial.C17:Vectorial.H17" chart:label-cell-address="Vectorial.B17:Vectorial.B17" chart:class="chart:bar">
            <chart:data-point chart:repeated="6"/>
          </chart:series>
          <chart:series chart:style-name="ch11" chart:values-cell-range-address="Vectorial.C18:Vectorial.H18" chart:label-cell-address="Vectorial.B18:Vectorial.B18" chart:class="chart:bar">
            <chart:data-point chart:repeated="6"/>
          </chart:series>
          <chart:series chart:style-name="ch12" chart:values-cell-range-address="Vectorial.C19:Vectorial.H19" chart:label-cell-address="Vectorial.B19:Vectorial.B1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Add8</text:p>
                <draw:g>
                  <svg:desc>Vectorial.C14:Vectorial.H14</svg:desc>
                </draw:g>
              </table:table-cell>
              <table:table-cell office:value-type="string">
                <text:p>matrixAdd16</text:p>
              </table:table-cell>
              <table:table-cell office:value-type="string">
                <text:p>matrixAdd32</text:p>
              </table:table-cell>
              <table:table-cell office:value-type="string">
                <text:p>parMatrixMul8</text:p>
              </table:table-cell>
              <table:table-cell office:value-type="string">
                <text:p>parMatrixMul16</text:p>
              </table:table-cell>
              <table:table-cell office:value-type="string">
                <text:p>parMatrixMul32</text:p>
              </table:table-cell>
            </table:table-row>
          </table:table-header-rows>
          <table:table-rows>
            <table:table-row>
              <table:table-cell office:value-type="string">
                <text:p>OR10N: LLVM; HWLP, LDST, Vectorial + Unalign</text:p>
                <draw:g>
                  <svg:desc>Vectorial.B15:Vectorial.B15</svg:desc>
                </draw:g>
              </table:table-cell>
              <table:table-cell office:value-type="float" office:value="3.99687890137328">
                <text:p>3.99687890137328</text:p>
                <draw:g>
                  <svg:desc>Vectorial.C15:Vectorial.H15</svg:desc>
                </draw:g>
              </table:table-cell>
              <table:table-cell office:value-type="float" office:value="5.86757384666445">
                <text:p>5.86757384666445</text:p>
              </table:table-cell>
              <table:table-cell office:value-type="float" office:value="2.71984615384615">
                <text:p>2.71984615384615</text:p>
              </table:table-cell>
              <table:table-cell office:value-type="float" office:value="12.1522652131177">
                <text:p>12.1522652131177</text:p>
              </table:table-cell>
              <table:table-cell office:value-type="float" office:value="8.20711170341653">
                <text:p>8.20711170341653</text:p>
              </table:table-cell>
              <table:table-cell office:value-type="float" office:value="2.24345830145371">
                <text:p>2.24345830145371</text:p>
              </table:table-cell>
            </table:table-row>
            <table:table-row>
              <table:table-cell office:value-type="string">
                <text:p>OR10N: LLVM; HWLP, LDST</text:p>
                <draw:g>
                  <svg:desc>Vectorial.B16:Vectorial.B16</svg:desc>
                </draw:g>
              </table:table-cell>
              <table:table-cell office:value-type="float" office:value="1.14237288135593">
                <text:p>1.14237288135593</text:p>
                <draw:g>
                  <svg:desc>Vectorial.C16:Vectorial.H16</svg:desc>
                </draw:g>
              </table:table-cell>
              <table:table-cell office:value-type="float" office:value="2.71984615384615">
                <text:p>2.71984615384615</text:p>
              </table:table-cell>
              <table:table-cell office:value-type="float" office:value="2.71984615384615">
                <text:p>2.71984615384615</text:p>
              </table:table-cell>
              <table:table-cell office:value-type="float" office:value="3.60493041749503">
                <text:p>3.60493041749503</text:p>
              </table:table-cell>
              <table:table-cell office:value-type="float" office:value="2.96370914818218">
                <text:p>2.96370914818218</text:p>
              </table:table-cell>
              <table:table-cell office:value-type="float" office:value="2.26210104038089">
                <text:p>2.26210104038089</text:p>
              </table:table-cell>
            </table:table-row>
            <table:table-row>
              <table:table-cell office:value-type="string">
                <text:p>OR10N: LLVM</text:p>
                <draw:g>
                  <svg:desc>Vectorial.B17:Vectorial.B17</svg:desc>
                </draw:g>
              </table:table-cell>
              <table:table-cell office:value-type="float" office:value="0.549613733905579">
                <text:p>0.549613733905579</text:p>
                <draw:g>
                  <svg:desc>Vectorial.C17:Vectorial.H17</svg:desc>
                </draw:g>
              </table:table-cell>
              <table:table-cell office:value-type="float" office:value="1.39688685208597">
                <text:p>1.39688685208597</text:p>
              </table:table-cell>
              <table:table-cell office:value-type="float" office:value="1.51751072961373">
                <text:p>1.51751072961373</text:p>
              </table:table-cell>
              <table:table-cell office:value-type="float" office:value="1.55484416801957">
                <text:p>1.55484416801957</text:p>
              </table:table-cell>
              <table:table-cell office:value-type="float" office:value="1.54669787088304">
                <text:p>1.54669787088304</text:p>
              </table:table-cell>
              <table:table-cell office:value-type="float" office:value="1.17841518446647">
                <text:p>1.17841518446647</text:p>
              </table:table-cell>
            </table:table-row>
            <table:table-row>
              <table:table-cell office:value-type="string">
                <text:p>OR10N: GCC</text:p>
                <draw:g>
                  <svg:desc>Vectorial.B18:Vectorial.B18</svg:desc>
                </draw:g>
              </table:table-cell>
              <table:table-cell office:value-type="float" office:value="1">
                <text:p>1</text:p>
                <draw:g>
                  <svg:desc>Vectorial.C18:Vectorial.H18</svg:desc>
                </draw:g>
              </table:table-cell>
              <table:table-cell office:value-type="float" office:value="0.998136856368564">
                <text:p>0.998136856368564</text:p>
              </table:table-cell>
              <table:table-cell office:value-type="float" office:value="0.998982878453975">
                <text:p>0.998982878453975</text:p>
              </table:table-cell>
              <table:table-cell office:value-type="float" office:value="1.06357386972401">
                <text:p>1.06357386972401</text:p>
              </table:table-cell>
              <table:table-cell office:value-type="float" office:value="1.06059040417087">
                <text:p>1.06059040417087</text:p>
              </table:table-cell>
              <table:table-cell office:value-type="float" office:value="0.994553683047612">
                <text:p>0.994553683047612</text:p>
              </table:table-cell>
            </table:table-row>
            <table:table-row>
              <table:table-cell office:value-type="string">
                <text:p>OR1K: GCC</text:p>
                <draw:g>
                  <svg:desc>Vectorial.B19:Vectorial.B19</svg:desc>
                </draw:g>
              </table:table-cell>
              <table:table-cell office:value-type="float" office:value="1">
                <text:p>1</text:p>
                <draw:g>
                  <svg:desc>Vectorial.C19:Vectorial.H1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